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9E00DA32FF5B8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69E00DA32FF5B8D8.jpg" xlink:type="simple" xlink:show="embed" xlink:actuate="onLoad" draw:mime-type="image/jpeg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The Word</text:span><text:span text:style-name="T2"> (custom)</text:span></text:p>
            <text:p text:style-name="P3"><text:span text:style-name="T3">(Juan 1: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2-03-18T09:45:42.854000000</dc:date>
    <meta:editing-duration>PT2H25S</meta:editing-duration>
    <meta:editing-cycles>31</meta:editing-cycles>
    <meta:generator>LibreOffice/7.1.1.2$Windows_X86_64 LibreOffice_project/fe0b08f4af1bacafe4c7ecc87ce55bb426164676</meta:generator>
    <meta:document-statistic meta:object-count="2"/>
  </office:meta>
</office:document-meta>
</file>